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 style:shadow="none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4.125in"/>
    </style:style>
    <style:style style:name="Table1.1" style:family="table-row">
      <style:table-row-properties style:min-row-height="1in"/>
    </style:style>
    <style:style style:name="Table1.A1" style:family="table-cell">
      <style:table-cell-properties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2" style:family="table">
      <style:table-properties style:width="6.9271in" fo:margin-left="0in" table:align="left" style:shadow="none" table:border-model="separating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4.1146in"/>
    </style:style>
    <style:style style:name="Table2.1" style:family="table-row">
      <style:table-row-properties style:min-row-height="0.875in"/>
    </style:style>
    <style:style style:name="Table2.A1" style:family="table-cell">
      <style:table-cell-properties fo:background-color="#b2b2b2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6.9271in" fo:margin-left="0in" table:align="left" style:shadow="none"/>
    </style:style>
    <style:style style:name="Table3.A" style:family="table-column">
      <style:table-column-properties style:column-width="2.8125in"/>
    </style:style>
    <style:style style:name="Table3.B" style:family="table-column">
      <style:table-column-properties style:column-width="4.1146in"/>
    </style:style>
    <style:style style:name="Table3.1" style:family="table-row">
      <style:table-row-properties style:min-row-height="0.9375in"/>
    </style:style>
    <style:style style:name="Table3.A1" style:family="table-cell">
      <style:table-cell-properties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3.B1" style:family="table-cell">
      <style:table-cell-properties fo:padding="0.0382in" fo:border-left="none" fo:border-right="none" fo:border-top="0.05pt solid #000000" fo:border-bottom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8125in"/>
    </style:style>
    <style:style style:name="Table4.B" style:family="table-column">
      <style:table-column-properties style:column-width="4.1146in"/>
    </style:style>
    <style:style style:name="Table4.A1" style:family="table-cell">
      <style:table-cell-properties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weight="normal" officeooo:rsid="0001f526" officeooo:paragraph-rsid="0001f526" style:font-weight-asian="normal" style:font-weight-complex="normal"/>
    </style:style>
    <style:style style:name="P3" style:family="paragraph" style:parent-style-name="Table_20_Contents">
      <style:text-properties style:font-name="Arial" fo:font-weight="normal" officeooo:rsid="0001f526" officeooo:paragraph-rsid="0001f526" fo:background-color="#b2b2b2" style:font-weight-asian="normal" style:font-weight-complex="normal"/>
    </style:style>
    <style:style style:name="P4" style:family="paragraph" style:parent-style-name="Table_20_Contents">
      <style:text-properties style:font-name="Arial" officeooo:rsid="0001f526" officeooo:paragraph-rsid="0001f526"/>
    </style:style>
    <style:style style:name="P5" style:family="paragraph" style:parent-style-name="Table_20_Contents">
      <style:text-properties style:font-name="Arial" officeooo:rsid="0002e093" officeooo:paragraph-rsid="0002e093"/>
    </style:style>
    <style:style style:name="P6" style:family="paragraph" style:parent-style-name="Table_20_Contents">
      <style:text-properties style:font-name="Arial" officeooo:rsid="0002e093" officeooo:paragraph-rsid="0002e093" fo:background-color="#b2b2b2"/>
    </style:style>
    <style:style style:name="P7" style:family="paragraph" style:parent-style-name="Table_20_Contents">
      <style:text-properties officeooo:paragraph-rsid="0001f526" fo:background-color="#b2b2b2"/>
    </style:style>
    <style:style style:name="P8" style:family="paragraph" style:parent-style-name="Standard">
      <style:text-properties style:font-name="Arial" fo:font-weight="bold" officeooo:rsid="0001f526" officeooo:paragraph-rsid="0001f526" style:font-weight-asian="bold" style:font-weight-complex="bold"/>
    </style:style>
    <style:style style:name="P9" style:family="paragraph" style:parent-style-name="Standard">
      <style:text-properties style:font-name="Arial" fo:font-weight="bold" officeooo:rsid="0002e093" officeooo:paragraph-rsid="0002e093" style:font-weight-asian="bold" style:font-weight-complex="bold"/>
    </style:style>
    <style:style style:name="P10" style:family="paragraph" style:parent-style-name="Standard">
      <style:text-properties style:font-name="Arial" fo:font-weight="normal" officeooo:rsid="0001f526" officeooo:paragraph-rsid="0001f526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02e093" officeooo:paragraph-rsid="0002e093" style:font-weight-asian="normal" style:font-weight-complex="normal"/>
    </style:style>
    <style:style style:name="P12" style:family="paragraph" style:parent-style-name="Standard">
      <style:text-properties officeooo:paragraph-rsid="0001f526"/>
    </style:style>
    <style:style style:name="T1" style:family="text">
      <style:text-properties style:font-name="Arial" fo:font-weight="normal" officeooo:rsid="0001f526" style:font-weight-asian="normal" style:font-weight-complex="normal"/>
    </style:style>
    <style:style style:name="T2" style:family="text">
      <style:text-properties style:font-name="Arial" fo:font-size="11pt" fo:font-weight="bold" officeooo:rsid="0001f526" style:font-size-asian="9.60000038146973pt" style:font-weight-asian="bold" style:font-size-complex="11pt" style:font-weight-complex="bold"/>
    </style:style>
    <style:style style:name="T3" style:family="text">
      <style:text-properties fo:font-variant="normal" fo:text-transform="none" fo:color="#252525" style:font-name="Arial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252525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1"/>
    </style:style>
    <style:style style:name="T6" style:family="text">
      <style:text-properties fo:background-color="#b2b2b2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EBENSLAUF</text:p>
      <text:p text:style-name="P8"/>
      <text:p text:style-name="P8"/>
      <text:p text:style-name="P12"><text:span text:style-name="T2">Pers</text:span><text:span text:style-name="T3">ö</text:span><text:span text:style-name="T2">nliche Daten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Name:</text:span></text:p>
            <text:p text:style-name="P3">Geburtsdatum:</text:p>
            <text:p text:style-name="P3">Geburtsort:</text:p>
            <text:p text:style-name="P7"><text:span text:style-name="T1">Staatsangeh</text:span><text:span text:style-name="T4">ö</text:span><text:span text:style-name="T1">rigkeit</text:span></text:p>
            <text:p text:style-name="P2"><text:span text:style-name="T6">Eltern:</text:span></text:p>
          </table:table-cell>
          <table:table-cell table:style-name="Table1.B1" office:value-type="string">
            <text:p text:style-name="P4">Leo Parody</text:p>
            <text:p text:style-name="P4">29.12.2000</text:p>
            <text:p text:style-name="P4">Wallingford, Oxfordshire, England</text:p>
            <text:p text:style-name="P4">Deutsch, Britisch</text:p>
            <text:p text:style-name="P4">Gemma Parody, Nicolas Parody (Softwareentwickler)</text:p>
          </table:table-cell>
        </table:table-row>
      </table:table>
      <text:p text:style-name="P10"/>
      <text:p text:style-name="P8">Schulausbildung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2006 – 2009</text:p>
            <text:p text:style-name="P6">2009 – 2010</text:p>
            <text:p text:style-name="P6">2010 – 2011</text:p>
            <text:p text:style-name="P6">2011 – 2012</text:p>
            <text:p text:style-name="P6">Ab 2012</text:p>
            <text:p text:style-name="P6">Abschluss </text:p>
          </table:table-cell>
          <table:table-cell table:style-name="Table2.B1" office:value-type="string">
            <text:p text:style-name="P5">St. Anna Grundschule</text:p>
            <text:p text:style-name="P5">Deutsche Schule Rosario (Argentinien)</text:p>
            <text:p text:style-name="P5">St. Anna Grundschule</text:p>
            <text:p text:style-name="P5">Jakob Fugger Gymnasium</text:p>
            <text:p text:style-name="P5">Bertolt Brecht Realschule Augsburg</text:p>
            <text:p text:style-name="P5">Voraussichtlich 2018 Mittlere Reife</text:p>
          </table:table-cell>
        </table:table-row>
      </table:table>
      <text:p text:style-name="P10"/>
      <text:p text:style-name="P9">Zusatzqualifikationen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EDV:</text:p>
            <text:p text:style-name="P6"/>
            <text:p text:style-name="P6"/>
            <text:p text:style-name="P6"/>
            <text:p text:style-name="P6"/>
            <text:p text:style-name="P6"/>
            <text:p text:style-name="P6">Sprachen</text:p>
          </table:table-cell>
          <table:table-cell table:style-name="Table3.B1" office:value-type="string">
            <text:p text:style-name="P5">10-Finger-System</text:p>
            <text:p text:style-name="P5">Umgang mit Textverarbeitung (Word)</text:p>
            <text:p text:style-name="P5">Umgang mit Tabellenkalkulation (Excel)</text:p>
            <text:p text:style-name="P5">Webdesign (HTML, CSS)</text:p>
            <text:p text:style-name="P5">Javascript (Website, NodeJS)</text:p>
            <text:p text:style-name="P5"/>
            <text:p text:style-name="P5">Englisch (Muttersprache)</text:p>
            <text:p text:style-name="P5">Spanisch (Grundkenntnisse)</text:p>
          </table:table-cell>
        </table:table-row>
      </table:table>
      <text:p text:style-name="P9"/>
      <text:p text:style-name="P9">Hobby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5">Programmieren</text:p>
            <text:p text:style-name="P5">Computer zusammenbauen und reparieren</text:p>
            <text:p text:style-name="P5">Fu<text:span text:style-name="T5">ß</text:span>ball</text:p>
            <text:p text:style-name="P5">PC-Spiele spielen</text:p>
          </table:table-cell>
        </table:table-row>
      </table:table>
      <text:p text:style-name="P9"/>
      <text:p text:style-name="P11">Augsburg 3.11.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loext:graphic-properties draw:fill="none" draw:fill-color="#00331a" draw:fill-image-width="0in" draw:fill-image-height="0in"/>
      <style:paragraph-properties fo:background-color="transparent" style:shadow="none" text:number-lines="false" text:line-number="0" style:writing-mode="page"/>
      <style:text-properties fo:background-color="#ffffff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3:08:28.714000000</meta:creation-date>
    <dc:date>2016-11-03T13:52:37.071000000</dc:date>
    <meta:editing-duration>PT12M45S</meta:editing-duration>
    <meta:editing-cycles>2</meta:editing-cycles>
    <meta:generator>LibreOffice/5.2.0.4$Windows_x86 LibreOffice_project/066b007f5ebcc236395c7d282ba488bca6720265</meta:generator>
    <meta:document-statistic meta:table-count="4" meta:image-count="0" meta:object-count="0" meta:page-count="1" meta:paragraph-count="41" meta:word-count="87" meta:character-count="763" meta:non-whitespace-character-count="712"/>
  </office:meta>
</office:document-meta>
</file>